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style:font-name="Liberation Mono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name="Liberation Mono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background-color="#cc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Sorting With C#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header>
                <text:p text:style-name="P4"><text:span text:style-name="T2">using System.Collections.Generic;</text:span></text:p>
                <text:p text:style-name="P4"><text:span text:style-name="T2">…</text:span></text:p>
                <text:p text:style-name="P4"><text:span text:style-name="T2">List&lt;int&gt; myList = new List&lt;int&gt;();</text:span></text:p>
                <text:p text:style-name="P4"><text:span text:style-name="T2">myList.Add(5);</text:span></text:p>
                <text:p text:style-name="P4"><text:span text:style-name="T2">…</text:span></text:p>
                <text:p text:style-name="P4"><text:span text:style-name="T2">myList.Sort(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we sort our own objects?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4"><text:span text:style-name="T2">class Student { </text:span></text:p>
                <text:list>
                  <text:list-header>
                    <text:p><text:span text:style-name="T2">string name;</text:span></text:p>
                    <text:p><text:span text:style-name="T2">uint score;</text:span></text:p>
                    <text:p><text:span text:style-name="T2">…</text:span></text:p>
                  </text:list-header>
                </text:list>
                <text:p text:style-name="P4"><text:span text:style-name="T2">}</text:span></text:p>
                <text:p text:style-name="P4"><text:span text:style-name="T2"/></text:p>
                <text:p text:style-name="P4"><text:span text:style-name="T3">How can we sort a List of Student objects by score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we sort our own objects?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4"><text:span text:style-name="T2">IComparable:</text:span></text:p>
                <text:list>
                  <text:list-item>
                    <text:p><text:span text:style-name="T2">int CompareTo(Object)</text:span></text:p>
                  </text:list-item>
                  <text:list-item>
                    <text:p><text:span text:style-name="T3">Used by </text:span><text:span text:style-name="T2">List.Sort()</text:span></text:p>
                  </text:list-item>
                  <text:list-item>
                    <text:p><text:span text:style-name="T4">Don't have to program a sorting algorithm!</text:span></text:p>
                  </text:list-item>
                </text:list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18:02:17.163199305</meta:creation-date>
    <dc:date>2018-03-11T18:17:29.034393677</dc:date>
    <meta:editing-duration>PT15M13S</meta:editing-duration>
    <meta:editing-cycles>1</meta:editing-cycles>
    <meta:document-statistic meta:object-count="36"/>
    <meta:generator>LibreOffice/5.0.6.2$Linux_X86_64 LibreOffice_project/00m0$Build-2</meta:generator>
  </office:meta>
</office:document-meta>
</file>